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oppio One" svg:font-family="'Doppio One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b6ad" officeooo:paragraph-rsid="0001b6ad"/>
    </style:style>
    <style:style style:name="P2" style:family="paragraph" style:parent-style-name="Standard">
      <style:text-properties fo:language="es" fo:country="ES" officeooo:rsid="0017e3bc" officeooo:paragraph-rsid="0017e3bc"/>
    </style:style>
    <style:style style:name="P3" style:family="paragraph" style:parent-style-name="Standard">
      <style:text-properties style:font-name="Liberation Serif" fo:font-size="12pt" fo:language="es" fo:country="AR" officeooo:rsid="004eb8ed" officeooo:paragraph-rsid="000d1a21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style:font-name="Liberation Serif" fo:font-size="12pt" fo:language="es" fo:country="AR" officeooo:rsid="0017ba46" officeooo:paragraph-rsid="0017ba46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 style:list-style-name="L1">
      <style:text-properties fo:language="es" fo:country="ES" officeooo:rsid="00184b8a" officeooo:paragraph-rsid="00184b8a"/>
    </style:style>
    <style:style style:name="P6" style:family="paragraph" style:parent-style-name="Standard" style:list-style-name="L1">
      <style:text-properties fo:language="es" fo:country="ES" officeooo:rsid="002b7ec6" officeooo:paragraph-rsid="002b7ec6"/>
    </style:style>
    <style:style style:name="P7" style:family="paragraph" style:parent-style-name="Standard" style:list-style-name="L1">
      <style:text-properties fo:language="es" fo:country="ES" officeooo:rsid="002e9b22" officeooo:paragraph-rsid="002e9b22"/>
    </style:style>
    <style:style style:name="P8" style:family="paragraph" style:parent-style-name="Standard" style:list-style-name="L1">
      <style:text-properties fo:language="es" fo:country="ES" officeooo:rsid="0031a283" officeooo:paragraph-rsid="0031a283"/>
    </style:style>
    <style:style style:name="P9" style:family="paragraph" style:parent-style-name="Standard" style:list-style-name="L1">
      <style:text-properties fo:language="es" fo:country="ES" officeooo:rsid="003b70d1" officeooo:paragraph-rsid="003b70d1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20pt" fo:language="es" fo:country="ES" fo:font-weight="bold" officeooo:rsid="0001b6ad" officeooo:paragraph-rsid="0001b6ad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Courier New" fo:font-size="12pt" fo:language="es" fo:country="ES" style:font-size-asian="12pt" style:font-size-complex="12pt"/>
    </style:style>
    <style:style style:name="P12" style:family="paragraph" style:parent-style-name="Standard">
      <style:text-properties style:font-name="Courier New" fo:font-size="12pt" fo:language="es" fo:country="ES" officeooo:rsid="00054885" officeooo:paragraph-rsid="001d019e" style:font-size-asian="12pt" style:font-size-complex="12pt"/>
    </style:style>
    <style:style style:name="P13" style:family="paragraph" style:parent-style-name="Standard">
      <style:text-properties style:font-name="Courier New" fo:font-size="12pt" fo:language="es" fo:country="ES" officeooo:rsid="0008447a" officeooo:paragraph-rsid="0008447a" style:font-size-asian="12pt" style:font-size-complex="12pt"/>
    </style:style>
    <style:style style:name="P14" style:family="paragraph" style:parent-style-name="Standard">
      <style:text-properties style:font-name="Courier New" fo:font-size="12pt" fo:language="es" fo:country="ES" officeooo:rsid="0009b324" officeooo:paragraph-rsid="0009b324" style:font-size-asian="12pt" style:font-size-complex="12pt"/>
    </style:style>
    <style:style style:name="P15" style:family="paragraph" style:parent-style-name="Standard">
      <style:text-properties style:font-name="Courier New" fo:font-size="12pt" fo:language="es" fo:country="ES" officeooo:rsid="0009b324" officeooo:paragraph-rsid="0016407b" style:font-size-asian="12pt" style:font-size-complex="12pt"/>
    </style:style>
    <style:style style:name="P16" style:family="paragraph" style:parent-style-name="Standard">
      <style:text-properties style:font-name="Courier New" fo:font-size="12pt" fo:language="es" fo:country="ES" officeooo:rsid="001baaca" officeooo:paragraph-rsid="001baaca" style:font-size-asian="12pt" style:font-size-complex="12pt"/>
    </style:style>
    <style:style style:name="P17" style:family="paragraph" style:parent-style-name="Standard">
      <style:text-properties style:font-name="Courier New" fo:font-size="12pt" fo:language="es" fo:country="ES" officeooo:rsid="001e6416" officeooo:paragraph-rsid="001e6416" style:font-size-asian="12pt" style:font-size-complex="12pt"/>
    </style:style>
    <style:style style:name="P18" style:family="paragraph" style:parent-style-name="Standard">
      <style:text-properties style:font-name="Courier New" fo:font-size="12pt" fo:language="es" fo:country="ES" officeooo:rsid="00226ff8" officeooo:paragraph-rsid="00226ff8" style:font-size-asian="12pt" style:font-size-complex="12pt"/>
    </style:style>
    <style:style style:name="P19" style:family="paragraph" style:parent-style-name="Standard">
      <style:text-properties style:font-name="Courier New" fo:font-size="12pt" fo:language="es" fo:country="ES" officeooo:rsid="0020bda4" officeooo:paragraph-rsid="0020bda4" style:font-size-asian="12pt" style:font-size-complex="12pt"/>
    </style:style>
    <style:style style:name="P20" style:family="paragraph" style:parent-style-name="Standard">
      <style:text-properties style:font-name="Courier New" fo:font-size="12pt" fo:language="es" fo:country="ES" officeooo:rsid="0011ea25" officeooo:paragraph-rsid="0009b324" style:font-size-asian="12pt" style:font-size-complex="12pt"/>
    </style:style>
    <style:style style:name="P21" style:family="paragraph" style:parent-style-name="Standard">
      <style:text-properties style:font-name="Courier New" fo:font-size="12pt" fo:language="es" fo:country="ES" officeooo:rsid="002948c3" officeooo:paragraph-rsid="0009b324" style:font-size-asian="12pt" style:font-size-complex="12pt"/>
    </style:style>
    <style:style style:name="P22" style:family="paragraph" style:parent-style-name="Standard">
      <style:text-properties style:font-name="Courier New" fo:font-size="12pt" fo:language="es" fo:country="ES" officeooo:rsid="000a4578" officeooo:paragraph-rsid="00128f20" style:font-size-asian="12pt" style:font-size-complex="12pt"/>
    </style:style>
    <style:style style:name="P23" style:family="paragraph" style:parent-style-name="Standard">
      <style:text-properties style:font-name="Courier New" fo:font-size="12pt" fo:language="es" fo:country="ES" officeooo:rsid="000a4578" officeooo:paragraph-rsid="0029a0d8" style:font-size-asian="12pt" style:font-size-complex="12pt"/>
    </style:style>
    <style:style style:name="P24" style:family="paragraph" style:parent-style-name="Standard">
      <style:text-properties style:font-name="Courier New" fo:font-size="12pt" fo:language="es" fo:country="ES" officeooo:rsid="000a4578" officeooo:paragraph-rsid="000a4578" style:font-size-asian="12pt" style:font-size-complex="12pt"/>
    </style:style>
    <style:style style:name="P25" style:family="paragraph" style:parent-style-name="Standard">
      <style:text-properties style:font-name="Courier New" fo:font-size="12pt" fo:language="es" fo:country="ES" officeooo:rsid="0026ed84" officeooo:paragraph-rsid="0026ed84" style:font-size-asian="12pt" style:font-size-complex="12pt"/>
    </style:style>
    <style:style style:name="P26" style:family="paragraph" style:parent-style-name="Standard">
      <style:text-properties style:font-name="Courier New" fo:font-size="12pt" fo:language="es" fo:country="ES" officeooo:rsid="001eda10" officeooo:paragraph-rsid="000a4578" style:font-size-asian="12pt" style:font-size-complex="12pt"/>
    </style:style>
    <style:style style:name="P27" style:family="paragraph" style:parent-style-name="Standard">
      <style:text-properties style:font-name="Courier New" fo:font-size="12pt" fo:language="es" fo:country="ES" officeooo:rsid="00128f20" officeooo:paragraph-rsid="00128f20" style:font-size-asian="12pt" style:font-size-complex="12pt"/>
    </style:style>
    <style:style style:name="P28" style:family="paragraph" style:parent-style-name="Standard">
      <style:text-properties style:font-name="Courier New" fo:font-size="12pt" fo:language="es" fo:country="ES" officeooo:rsid="002458f9" officeooo:paragraph-rsid="002458f9" style:font-size-asian="12pt" style:font-size-complex="12pt"/>
    </style:style>
    <style:style style:name="P29" style:family="paragraph" style:parent-style-name="Standard">
      <style:text-properties style:font-name="Courier New" fo:font-size="12pt" fo:language="es" fo:country="ES" officeooo:rsid="000d1a21" officeooo:paragraph-rsid="000d1a21" style:font-size-asian="12pt" style:font-size-complex="12pt"/>
    </style:style>
    <style:style style:name="P30" style:family="paragraph" style:parent-style-name="Standard">
      <style:text-properties style:font-name="Courier New" fo:font-size="12pt" officeooo:rsid="0011ea25" officeooo:paragraph-rsid="0011ea25" style:font-size-asian="12pt" style:font-size-complex="12pt"/>
    </style:style>
    <style:style style:name="P31" style:family="paragraph" style:parent-style-name="Standard">
      <style:text-properties style:font-name="Courier New" fo:font-size="12pt" officeooo:rsid="0011ea25" officeooo:paragraph-rsid="002948c3" style:font-size-asian="12pt" style:font-size-complex="12pt"/>
    </style:style>
    <style:style style:name="P32" style:family="paragraph" style:parent-style-name="Standard">
      <style:text-properties style:font-name="Courier New" fo:font-size="12pt" officeooo:rsid="0014f9fe" officeooo:paragraph-rsid="0014f9fe" style:font-size-asian="12pt" style:font-size-complex="12pt"/>
    </style:style>
    <style:style style:name="P33" style:family="paragraph" style:parent-style-name="Standard">
      <style:text-properties style:font-name="Courier New" fo:font-size="12pt" officeooo:rsid="001d019e" officeooo:paragraph-rsid="001d019e" style:font-size-asian="12pt" style:font-size-complex="12pt"/>
    </style:style>
    <style:style style:name="P34" style:family="paragraph" style:parent-style-name="Standard">
      <style:text-properties style:font-name="Courier New" fo:font-size="12pt" officeooo:rsid="001d019e" officeooo:paragraph-rsid="003556c4" style:font-size-asian="12pt" style:font-size-complex="12pt"/>
    </style:style>
    <style:style style:name="P35" style:family="paragraph" style:parent-style-name="Standard">
      <style:text-properties style:font-name="Courier New" fo:font-size="12pt" officeooo:rsid="0020bda4" officeooo:paragraph-rsid="0020bda4" style:font-size-asian="12pt" style:font-size-complex="12pt"/>
    </style:style>
    <style:style style:name="P36" style:family="paragraph" style:parent-style-name="Standard">
      <style:text-properties style:font-name="Courier New" fo:font-size="12pt" officeooo:paragraph-rsid="0009b324" style:font-size-asian="12pt" style:font-size-complex="12pt"/>
    </style:style>
    <style:style style:name="P37" style:family="paragraph" style:parent-style-name="Standard">
      <style:text-properties style:font-name="Courier New" fo:font-size="12pt" fo:language="es" fo:country="AR" officeooo:rsid="004c10af" officeooo:paragraph-rsid="0016407b" style:font-size-asian="12pt" style:language-asian="zxx" style:country-asian="none" style:font-size-complex="12pt" style:language-complex="zxx" style:country-complex="none"/>
    </style:style>
    <style:style style:name="P38" style:family="paragraph" style:parent-style-name="Standard">
      <style:text-properties style:font-name="Courier New" fo:font-size="12pt" fo:language="es" fo:country="AR" officeooo:rsid="002222fe" officeooo:paragraph-rsid="000d1a21" style:font-size-asian="12pt" style:language-asian="zxx" style:country-asian="none" style:font-size-complex="12pt" style:language-complex="zxx" style:country-complex="none"/>
    </style:style>
    <style:style style:name="P39" style:family="paragraph" style:parent-style-name="Standard">
      <style:text-properties style:font-name="Courier New" fo:font-size="12pt" fo:language="es" fo:country="AR" officeooo:rsid="004eb8ed" officeooo:paragraph-rsid="000d1a21" style:font-size-asian="12pt" style:language-asian="zxx" style:country-asian="none" style:font-size-complex="12pt" style:language-complex="zxx" style:country-complex="none"/>
    </style:style>
    <style:style style:name="P40" style:family="paragraph" style:parent-style-name="Standard">
      <style:text-properties style:font-name="Courier New" fo:font-size="12pt" fo:language="es" fo:country="AR" officeooo:rsid="0017ba46" officeooo:paragraph-rsid="0017ba46" style:font-size-asian="12pt" style:language-asian="zxx" style:country-asian="none" style:font-size-complex="12pt" style:language-complex="zxx" style:country-complex="none"/>
    </style:style>
    <style:style style:name="P41" style:family="paragraph" style:parent-style-name="Standard">
      <style:text-properties style:font-name="Courier New" fo:font-size="12pt" fo:language="es" fo:country="AR" officeooo:rsid="002222fe" officeooo:paragraph-rsid="000d1a21" style:font-size-asian="12pt" style:font-size-complex="12pt"/>
    </style:style>
    <style:style style:name="P42" style:family="paragraph" style:parent-style-name="Standard">
      <style:text-properties style:font-name="Courier New" officeooo:paragraph-rsid="001c824e"/>
    </style:style>
    <style:style style:name="P43" style:family="paragraph" style:parent-style-name="Standard">
      <style:text-properties style:font-name="Courier New" officeooo:paragraph-rsid="0020bda4"/>
    </style:style>
    <style:style style:name="P44" style:family="paragraph" style:parent-style-name="Standard">
      <style:text-properties style:font-name="Courier New" officeooo:paragraph-rsid="0017ba46"/>
    </style:style>
    <style:style style:name="P45" style:family="paragraph" style:parent-style-name="Standard">
      <style:text-properties style:font-name="Courier New" officeooo:paragraph-rsid="002d6cc5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Courier New" fo:font-size="12pt" fo:language="es" fo:country="AR" officeooo:rsid="004c10af" officeooo:paragraph-rsid="0016407b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Courier New" fo:font-size="12pt" fo:language="es" fo:country="AR" officeooo:rsid="004c375b" officeooo:paragraph-rsid="0016407b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ourier New" officeooo:paragraph-rsid="0016407b"/>
    </style:style>
    <style:style style:name="T1" style:family="text">
      <style:text-properties style:font-name="Liberation Serif" fo:language="es" fo:country="AR" officeooo:rsid="005da586" style:language-asian="zxx" style:country-asian="none" style:language-complex="zxx" style:country-complex="none"/>
    </style:style>
    <style:style style:name="T2" style:family="text">
      <style:text-properties style:font-name="Liberation Serif" fo:language="es" fo:country="AR" officeooo:rsid="0008447a" style:language-asian="zxx" style:country-asian="none" style:language-complex="zxx" style:country-complex="none"/>
    </style:style>
    <style:style style:name="T3" style:family="text">
      <style:text-properties style:font-name="Liberation Serif" fo:language="es" fo:country="AR" officeooo:rsid="001d019e" style:language-asian="zxx" style:country-asian="none" style:language-complex="zxx" style:country-complex="none"/>
    </style:style>
    <style:style style:name="T4" style:family="text">
      <style:text-properties style:font-name="Liberation Serif" fo:font-size="12pt" fo:language="es" fo:country="AR" officeooo:rsid="0017ba46" style:font-size-asian="12pt" style:language-asian="zxx" style:country-asian="none" style:font-size-complex="12pt" style:language-complex="zxx" style:country-complex="none"/>
    </style:style>
    <style:style style:name="T5" style:family="text">
      <style:text-properties style:font-name="Liberation Serif" fo:font-size="12pt" fo:language="es" fo:country="AR" officeooo:rsid="002d6cc5" style:font-size-asian="12pt" style:language-asian="zxx" style:country-asian="none" style:font-size-complex="12pt" style:language-complex="zxx" style:country-complex="none"/>
    </style:style>
    <style:style style:name="T6" style:family="text">
      <style:text-properties style:font-name="Liberation Serif" fo:font-size="12pt" fo:language="es" fo:country="AR" officeooo:rsid="002f100f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language="es" fo:country="ES"/>
    </style:style>
    <style:style style:name="T8" style:family="text">
      <style:text-properties fo:language="es" fo:country="ES" officeooo:rsid="0009b324"/>
    </style:style>
    <style:style style:name="T9" style:family="text">
      <style:text-properties fo:language="es" fo:country="ES" officeooo:rsid="000a4578"/>
    </style:style>
    <style:style style:name="T10" style:family="text">
      <style:text-properties fo:language="es" fo:country="ES" officeooo:rsid="00138f97"/>
    </style:style>
    <style:style style:name="T11" style:family="text">
      <style:text-properties fo:language="es" fo:country="ES" officeooo:rsid="005428b6"/>
    </style:style>
    <style:style style:name="T12" style:family="text">
      <style:text-properties fo:language="es" fo:country="ES" officeooo:rsid="0014f9fe"/>
    </style:style>
    <style:style style:name="T13" style:family="text">
      <style:text-properties fo:language="es" fo:country="ES" officeooo:rsid="0016407b"/>
    </style:style>
    <style:style style:name="T14" style:family="text">
      <style:text-properties fo:language="es" fo:country="ES" officeooo:rsid="0020bda4"/>
    </style:style>
    <style:style style:name="T15" style:family="text">
      <style:text-properties fo:language="es" fo:country="ES" officeooo:rsid="003556c4"/>
    </style:style>
    <style:style style:name="T16" style:family="text">
      <style:text-properties fo:language="es" fo:country="ES" officeooo:rsid="003a39a2"/>
    </style:style>
    <style:style style:name="T17" style:family="text">
      <style:text-properties officeooo:rsid="000d1a21"/>
    </style:style>
    <style:style style:name="T18" style:family="text">
      <style:text-properties officeooo:rsid="0011076e"/>
    </style:style>
    <style:style style:name="T19" style:family="text">
      <style:text-properties fo:language="es" fo:country="AR" officeooo:rsid="004f9ab9"/>
    </style:style>
    <style:style style:name="T20" style:family="text">
      <style:text-properties fo:language="es" fo:country="AR" officeooo:rsid="0011076e"/>
    </style:style>
    <style:style style:name="T21" style:family="text">
      <style:text-properties fo:language="es" fo:country="AR" officeooo:rsid="002222fe"/>
    </style:style>
    <style:style style:name="T22" style:family="text">
      <style:text-properties fo:language="es" fo:country="AR" officeooo:rsid="005da586" style:language-asian="zxx" style:country-asian="none" style:language-complex="zxx" style:country-complex="none"/>
    </style:style>
    <style:style style:name="T23" style:family="text">
      <style:text-properties fo:language="es" fo:country="AR" officeooo:rsid="001d019e" style:language-asian="zxx" style:country-asian="none" style:language-complex="zxx" style:country-complex="none"/>
    </style:style>
    <style:style style:name="T24" style:family="text">
      <style:text-properties fo:language="es" fo:country="AR" officeooo:rsid="0008447a" style:language-asian="zxx" style:country-asian="none" style:language-complex="zxx" style:country-complex="none"/>
    </style:style>
    <style:style style:name="T25" style:family="text">
      <style:text-properties fo:language="es" fo:country="AR" officeooo:rsid="003556c4"/>
    </style:style>
    <style:style style:name="T26" style:family="text">
      <style:text-properties officeooo:rsid="00128f20"/>
    </style:style>
    <style:style style:name="T27" style:family="text">
      <style:text-properties officeooo:rsid="0014f9fe"/>
    </style:style>
    <style:style style:name="T28" style:family="text">
      <style:text-properties officeooo:rsid="004eb8ed"/>
    </style:style>
    <style:style style:name="T29" style:family="text">
      <style:text-properties officeooo:rsid="004eb8ed" style:language-asian="zxx" style:country-asian="none" style:language-complex="zxx" style:country-complex="none"/>
    </style:style>
    <style:style style:name="T30" style:family="text">
      <style:text-properties fo:font-size="12pt" fo:language="es" fo:country="ES" officeooo:rsid="0020bda4" style:font-size-asian="12pt" style:font-size-complex="12pt"/>
    </style:style>
    <style:style style:name="T31" style:family="text">
      <style:text-properties fo:font-size="12pt" fo:language="es" fo:country="ES" officeooo:rsid="002458f9" style:font-size-asian="12pt" style:font-size-complex="12pt"/>
    </style:style>
    <style:style style:name="T32" style:family="text">
      <style:text-properties fo:font-size="12pt" fo:language="es" fo:country="ES" officeooo:rsid="0009b324" style:font-size-asian="12pt" style:font-size-complex="12pt"/>
    </style:style>
    <style:style style:name="T33" style:family="text">
      <style:text-properties fo:font-size="12pt" fo:language="es" fo:country="ES" officeooo:rsid="000a4578" style:font-size-asian="12pt" style:font-size-complex="12pt"/>
    </style:style>
    <style:style style:name="T34" style:family="text">
      <style:text-properties fo:font-size="12pt" fo:language="es" fo:country="ES" officeooo:rsid="0027996f" style:font-size-asian="12pt" style:font-size-complex="12pt"/>
    </style:style>
    <style:style style:name="T35" style:family="text">
      <style:text-properties fo:font-size="12pt" fo:language="es" fo:country="ES" officeooo:rsid="000a62d8" style:font-size-asian="12pt" style:font-size-complex="12pt"/>
    </style:style>
    <style:style style:name="T36" style:family="text">
      <style:text-properties fo:font-size="12pt" fo:language="es" fo:country="ES" officeooo:rsid="001c824e" style:font-size-asian="12pt" style:font-size-complex="12pt"/>
    </style:style>
    <style:style style:name="T37" style:family="text">
      <style:text-properties fo:font-size="12pt" fo:language="es" fo:country="ES" officeooo:rsid="003556c4" style:font-size-asian="12pt" style:font-size-complex="12pt"/>
    </style:style>
    <style:style style:name="T38" style:family="text">
      <style:text-properties fo:font-size="12pt" fo:language="es" fo:country="AR" officeooo:rsid="0017ba46" style:font-size-asian="12pt" style:language-asian="zxx" style:country-asian="none" style:font-size-complex="12pt" style:language-complex="zxx" style:country-complex="none"/>
    </style:style>
    <style:style style:name="T39" style:family="text">
      <style:text-properties fo:font-size="12pt" fo:language="es" fo:country="AR" officeooo:rsid="002f100f" style:font-size-asian="12pt" style:language-asian="zxx" style:country-asian="none" style:font-size-complex="12pt" style:language-complex="zxx" style:country-complex="none"/>
    </style:style>
    <style:style style:name="T40" style:family="text">
      <style:text-properties fo:font-size="12pt" fo:language="es" fo:country="AR" officeooo:rsid="002d6cc5" style:font-size-asian="12pt" style:language-asian="zxx" style:country-asian="none" style:font-size-complex="12pt" style:language-complex="zxx" style:country-complex="none"/>
    </style:style>
    <style:style style:name="T41" style:family="text">
      <style:text-properties officeooo:rsid="0029a0d8"/>
    </style:style>
    <style:style style:name="T42" style:family="text">
      <style:text-properties fo:color="#ff0000" fo:font-weight="bold" style:font-weight-asian="bold" style:font-weight-complex="bold"/>
    </style:style>
    <style:style style:name="T43" style:family="text">
      <style:text-properties fo:color="#00e1f0"/>
    </style:style>
    <style:style style:name="T44" style:family="text">
      <style:text-properties officeooo:rsid="0033765d"/>
    </style:style>
    <style:style style:name="T45" style:family="text">
      <style:text-properties officeooo:rsid="003556c4"/>
    </style:style>
    <style:style style:name="T46" style:family="text">
      <style:text-properties officeooo:rsid="0036a8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P Integrador</text:p>
      <text:p text:style-name="P10">GLC</text:p>
      <text:p text:style-name="P2">NOTAS:</text:p>
      <text:list xml:id="list3437482889" text:style-name="L1">
        <text:list-item>
          <text:p text:style-name="P5">¿&lt;Asignaci<text:span text:style-name="T45">o</text:span>n_S&gt; cubre el tema de la secci<text:span text:style-name="T46">ó</text:span>n VARIABLES del TP? </text:p>
        </text:list-item>
        <text:list-item>
          <text:p text:style-name="P6">En el IF y WHILE, no hay <text:span text:style-name="T44">paréntesis</text:span> hasta llegar a los argumentos.</text:p>
        </text:list-item>
        <text:list-item>
          <text:p text:style-name="P7">&lt;Simbolos&gt; representa cualquier S<text:span text:style-name="T46">í</text:span>mbolo (espacios, caracteres especiales, etc), sin ningún formato.</text:p>
        </text:list-item>
        <text:list-item>
          <text:p text:style-name="P8">Los comentarios, solo debemos contemplar que sean de dos niveles (<text:span text:style-name="T42">&lt;/</text:span> … <text:span text:style-name="T43">&lt;/</text:span> … <text:span text:style-name="T43">/&gt;</text:span> … <text:span text:style-name="T42">/&gt;</text:span>).</text:p>
        </text:list-item>
        <text:list-item>
          <text:p text:style-name="P9">El analizador sintáctico debe empezar por &lt;Programa&gt;</text:p>
        </text:list-item>
      </text:list>
      <text:p text:style-name="P1"/>
      <text:p text:style-name="P1"/>
      <text:p text:style-name="P12">&lt;Programa&gt;<text:span text:style-name="T22"> ::= </text:span><text:span text:style-name="T23">&lt;Declaraciones&gt; </text:span><text:span text:style-name="T24">BEGIN.PROGRAM</text:span><text:span text:style-name="T22"> &lt;Sentencias&gt; </text:span><text:span text:style-name="T24">END.PROGRAM</text:span></text:p>
      <text:p text:style-name="P13">&lt;Sentencias&gt; ::= &lt;Sentencia&gt; | &lt;Sentencias&gt; &lt;Sentencia&gt;</text:p>
      <text:p text:style-name="P14">&lt;Sentencia&gt; ::= &lt;While&gt;;</text:p>
      <text:p text:style-name="P30"><text:span text:style-name="T8">&lt;</text:span><text:span text:style-name="T7">Sentencia&gt; ::= &lt;IF&gt;;</text:span></text:p>
      <text:p text:style-name="P32"><text:span text:style-name="T8">&lt;</text:span><text:span text:style-name="T7">Sentencia&gt; ::= &lt;Asignaci</text:span><text:span text:style-name="T15">o</text:span><text:span text:style-name="T7">n_S&gt;;</text:span></text:p>
      <text:p text:style-name="P16">&lt;Sentencia&gt; ::= &lt;Print&gt;;</text:p>
      <text:p text:style-name="P17">&lt;Sentencia&gt; ::= &lt;Comentario&gt;</text:p>
      <text:p text:style-name="P18">&lt;Sentencia&gt; ::= &lt;Iguales&gt;</text:p>
      <text:p text:style-name="P14"/>
      <text:p text:style-name="P33"><text:span text:style-name="T8">&lt;</text:span><text:span text:style-name="T7">Declaraciones&gt; ::= DECLARE &lt;List_Declaraciones&gt; ENDDECLARE</text:span></text:p>
      <text:p text:style-name="P34"><text:span text:style-name="T8">&lt;List_Declaraciones&gt; ::</text:span><text:span text:style-name="T15">= &lt;Declaracion&gt; | &lt;Declaracion&gt; &lt;Declaracion&gt;</text:span></text:p>
      <text:p text:style-name="P33"><text:span text:style-name="T8">&lt;</text:span><text:span text:style-name="T15">Declaracion</text:span><text:span text:style-name="T7">&gt; ::= </text:span><text:span text:style-name="T14">[ &lt;Dec&gt; ]</text:span></text:p>
      <text:p text:style-name="P35"><text:span text:style-name="T14">&lt;</text:span><text:span text:style-name="T7">Dec&gt; ::= &lt;ID&gt;] := [&lt;Tipo&gt; | &lt;ID&gt;, &lt;Dec&gt;, &lt;Tipo&gt;</text:span></text:p>
      <text:p text:style-name="P19">&lt;Tipo&gt; ::= FLOAT | INT | STRING</text:p>
      <text:p text:style-name="P14"/>
      <text:p text:style-name="P36"><text:span text:style-name="T8">&lt;While&gt; ::= While <text:s/>&lt;</text:span><text:span text:style-name="T9">List_Condicion</text:span><text:span text:style-name="T8">&gt; { &lt;Sentencias&gt; }</text:span></text:p>
      <text:p text:style-name="P20"/>
      <text:p text:style-name="P31"><text:span text:style-name="T8">&lt;</text:span><text:span text:style-name="T7">IF&gt; ::= IF <text:s/>&lt;List_Condicion&gt; { &lt;Sentencias&gt; }</text:span></text:p>
      <text:p text:style-name="P31"><text:span text:style-name="T8">&lt;</text:span><text:span text:style-name="T10">IF&gt; ::= IF <text:s/>&lt;List_Condicion&gt; { &lt;Sentencias&gt; } Else { &lt;Sentencias&gt; }</text:span></text:p>
      <text:p text:style-name="P21"/>
      <text:p text:style-name="P42"><text:span text:style-name="T32">&lt;</text:span><text:span text:style-name="T33">List_Condicion&gt; ::= &lt;Condicion&gt; | </text:span><text:span text:style-name="T34">(</text:span><text:span text:style-name="T33">&lt;List_Condicion&gt; </text:span><text:span text:style-name="T35">and</text:span><text:span text:style-name="T33"> &lt;Condicion&gt;</text:span><text:span text:style-name="T34">)</text:span><text:span text:style-name="T33"> </text:span><text:span text:style-name="T35">| </text:span><text:span text:style-name="T34">(</text:span><text:span text:style-name="T33">&lt;List_Condicion&gt; </text:span><text:span text:style-name="T35">or</text:span><text:span text:style-name="T33"> &lt;Condicion&gt;</text:span><text:span text:style-name="T34">)</text:span><text:span text:style-name="T33"> </text:span><text:span text:style-name="T36">| </text:span><text:span text:style-name="T34">(</text:span><text:span text:style-name="T33">&lt;List_Condicion&gt; </text:span><text:span text:style-name="T36">&amp;&amp;</text:span><text:span text:style-name="T33"> &lt;Condici</text:span><text:span text:style-name="T37">o</text:span><text:span text:style-name="T33">n&gt;</text:span><text:span text:style-name="T34">)</text:span><text:span text:style-name="T33"> </text:span><text:span text:style-name="T36">| </text:span><text:span text:style-name="T34">(</text:span><text:span text:style-name="T33">&lt;List_Condicion&gt; </text:span><text:span text:style-name="T36">||</text:span><text:span text:style-name="T33"> &lt;Condicion&gt;</text:span><text:span text:style-name="T34">)</text:span></text:p>
      <text:p text:style-name="P22">&lt;Condicion&gt; ::= <text:span text:style-name="T41">(</text:span>&lt;<text:span text:style-name="T26">Argumento</text:span>&gt; &lt; &lt;<text:span text:style-name="T26">Argumento</text:span>&gt;<text:span text:style-name="T41">)</text:span></text:p>
      <text:p text:style-name="P23">&lt;Condicion&gt; ::= <text:span text:style-name="T41">(</text:span>&lt;<text:span text:style-name="T26">Argumento</text:span>&gt; <text:span text:style-name="T26">&gt; </text:span>&lt;<text:span text:style-name="T26">Argumento</text:span>&gt;<text:span text:style-name="T41">)</text:span></text:p>
      <text:p text:style-name="P23">&lt;Condicion&gt; ::= <text:span text:style-name="T41">(</text:span>&lt;<text:span text:style-name="T26">Argumento</text:span>&gt; &lt;= &lt;<text:span text:style-name="T26">Argumento</text:span>&gt;<text:span text:style-name="T41">)</text:span></text:p>
      <text:p text:style-name="P23">&lt;Condicion&gt; ::= <text:span text:style-name="T41">(</text:span>&lt;<text:span text:style-name="T26">Argumento</text:span>&gt; &gt;= &lt;<text:span text:style-name="T26">Argumento</text:span>&gt;<text:span text:style-name="T41">)</text:span></text:p>
      <text:p text:style-name="P23">&lt;Condicion&gt; ::= <text:span text:style-name="T41">(</text:span>&lt;<text:span text:style-name="T26">Argumento</text:span>&gt; == &lt;<text:span text:style-name="T26">Argumento</text:span>&gt;<text:span text:style-name="T41">)</text:span></text:p>
      <text:p text:style-name="P23">&lt;Condicion&gt; ::= <text:span text:style-name="T41">(</text:span>&lt;<text:span text:style-name="T26">Argumento</text:span>&gt; != &lt;<text:span text:style-name="T26">Argumento</text:span>&gt;<text:span text:style-name="T41">)</text:span></text:p>
      <text:p text:style-name="P25">&lt;Condicion&gt; ::= True | False</text:p>
      <text:p text:style-name="P24"/>
      <text:p text:style-name="P37"><text:span text:style-name="T8">&lt;</text:span><text:span text:style-name="T12">Asignacion</text:span><text:span text:style-name="T8">_</text:span><text:span text:style-name="T11">S</text:span><text:span text:style-name="T8">&gt; ::= &lt;id&gt; := &lt;</text:span><text:span text:style-name="T12">Expresion</text:span><text:span text:style-name="T8">&gt;</text:span></text:p>
      <text:p text:style-name="P15"/>
      <text:p text:style-name="P46">&lt;<text:span text:style-name="T27">Expresion</text:span>&gt; ::= &lt;<text:span text:style-name="T27">Expresion</text:span>&gt; + &lt;<text:span text:style-name="T27">Termino</text:span>&gt; | &lt;<text:span text:style-name="T27">Termino</text:span>&gt;</text:p>
      <text:p text:style-name="P46">&lt;<text:span text:style-name="T27">Expresion</text:span>&gt; ::= &lt;<text:span text:style-name="T27">Expresion</text:span>&gt; - &lt;<text:span text:style-name="T27">Termino</text:span>&gt;</text:p>
      <text:p text:style-name="P47">&lt;<text:span text:style-name="T27">Termino</text:span>&gt; ::= &lt;<text:span text:style-name="T27">Termino</text:span>&gt; * &lt;<text:span text:style-name="T27">F</text:span>actor&gt; <text:span text:style-name="T28">| &lt;</text:span><text:span text:style-name="T27">F</text:span><text:span text:style-name="T29">actor&gt;</text:span></text:p>
      <text:p text:style-name="P47">&lt;<text:span text:style-name="T27">Termino</text:span>&gt; ::= &lt;<text:span text:style-name="T27">Termino</text:span>&gt; / &lt;<text:span text:style-name="T27">F</text:span>actor&gt;</text:p>
      <text:p text:style-name="P48"><text:span text:style-name="T8">&lt;</text:span><text:span text:style-name="T12">F</text:span><text:span text:style-name="T8">actor&gt; ::= &lt;</text:span><text:span text:style-name="T13">ID</text:span><text:span text:style-name="T8">&gt; | &lt;</text:span><text:span text:style-name="T13">Constante</text:span><text:span text:style-name="T8">&gt; | ( &lt;</text:span><text:span text:style-name="T12">Expresion</text:span><text:span text:style-name="T8">&gt; )</text:span></text:p>
      <text:p text:style-name="P24"><text:soft-page-break/></text:p>
      <text:p text:style-name="P16">&lt;Print&gt; ::= Print &lt;Const_String&gt;</text:p>
      <text:p text:style-name="P26"/>
      <text:p text:style-name="P27">&lt;Argumento&gt; ::= &lt;ID&gt; | &lt;Constante&gt;</text:p>
      <text:p text:style-name="P11"/>
      <text:p text:style-name="P43"><text:span text:style-name="T30">&lt;Iguales&gt; ::= Iguales ( &lt;Expresion&gt;, &lt;</text:span><text:span text:style-name="T31">Listas</text:span><text:span text:style-name="T30">_Expresi</text:span><text:span text:style-name="T31">ones</text:span><text:span text:style-name="T30">&gt; )</text:span></text:p>
      <text:p text:style-name="P28">&lt;Listas_Expresiones&gt; ::= [ &lt;List_Exp&gt; ] | &lt;Listas_Expresiones&gt;, &lt;Listas_Expresiones&gt;</text:p>
      <text:p text:style-name="P28">&lt;List_Exp&gt; ::= &lt;Expresion&gt; | &lt;List_Exp&gt;, &lt;Expresion&gt;</text:p>
      <text:p text:style-name="P29"/>
      <text:p text:style-name="P29">&lt;ID&gt; ::= <text:span text:style-name="T19">&lt;</text:span><text:span text:style-name="T20">L</text:span><text:span text:style-name="T21">etra&gt; / &lt;</text:span><text:span text:style-name="T20">ID</text:span><text:span text:style-name="T21">&gt; &lt;</text:span><text:span text:style-name="T20">L</text:span><text:span text:style-name="T21">etra&gt; / &lt;</text:span><text:span text:style-name="T20">ID</text:span><text:span text:style-name="T21">&gt; &lt;</text:span><text:span text:style-name="T20">D</text:span><text:span text:style-name="T25">i</text:span><text:span text:style-name="T21">gito&gt;</text:span></text:p>
      <text:p text:style-name="P41">&lt;<text:span text:style-name="T18">L</text:span>etra&gt; ::= a/b/c/.../z/<text:span text:style-name="T17">A/B/.../Z</text:span></text:p>
      <text:p text:style-name="P38">&lt;<text:span text:style-name="T18">D</text:span><text:span text:style-name="T45">i</text:span>gito&gt; ::= 0/1/2/.../9</text:p>
      <text:p text:style-name="P39">&lt;<text:span text:style-name="T18">Constante</text:span>&gt; ::= &lt;<text:span text:style-name="T18">D</text:span><text:span text:style-name="T45">i</text:span>gito&gt; | &lt;<text:span text:style-name="T18">D</text:span><text:span text:style-name="T45">i</text:span>gito&gt; &lt;<text:span text:style-name="T18">Constante</text:span>&gt;</text:p>
      <text:p text:style-name="P40">&lt;Const_INT&gt; ::= &lt;D<text:span text:style-name="T45">i</text:span>gito&gt; | &lt;Const_INT&gt; &lt;Dígito&gt;</text:p>
      <text:p text:style-name="P40">&lt;Const_REAL&gt; ::= &lt;Const_INT&gt; . &lt;Const_INT&gt; | . &lt;Const_Int&gt;</text:p>
      <text:p text:style-name="P44"><text:span text:style-name="T38">&lt;Const_String&gt; ::= “ </text:span><text:span text:style-name="T39">&lt;Simbolos&gt;</text:span><text:span text:style-name="T38"> ”</text:span></text:p>
      <text:p text:style-name="P45"><text:span text:style-name="T38">&lt;Comentario&gt; ::= &lt;/ </text:span><text:span text:style-name="T40">&lt;Comentario&gt; </text:span><text:span text:style-name="T38">/&gt; </text:span><text:span text:style-name="T40">| &lt;/ &lt;Simbolos&gt; /&gt; | &lt;/ &lt;Comentario&gt; &lt;Simbolos&gt; /&gt; | &lt;/ &lt;Simbolos&gt; &lt;Comentario&gt; /&gt;</text:span></text:p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oppio One" svg:font-family="'Doppio One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11-07T18:36:06.608000000</dc:date>
    <meta:editing-duration>PT4H32M59S</meta:editing-duration>
    <meta:editing-cycles>46</meta:editing-cycles>
    <meta:document-statistic meta:table-count="0" meta:image-count="0" meta:object-count="0" meta:page-count="2" meta:paragraph-count="51" meta:word-count="335" meta:character-count="2458" meta:non-whitespace-character-count="2175"/>
  </office:meta>
</office:document-meta>
</file>